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7mm"/>
    </style:style>
    <style:style style:name="co3" style:family="table-column">
      <style:table-column-properties fo:break-before="auto" style:column-width="20.51mm"/>
    </style:style>
    <style:style style:name="co4" style:family="table-column">
      <style:table-column-properties fo:break-before="auto" style:column-width="16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ЮБKA ЖEH HИЖHЯЯ <text:s text:c="9"/>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ТРУСЫ ЖЕН <text:s text:c="15"/>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КУПАЛЬНИК ЖЕН <text:s text:c="11"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СОРОЧКА ЖЕН <text:s text:c="13"/>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OMПЛЕКТ БЕЛЬЯ <text:s/>ЖEH <text:s text:c="5"/>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КУП.КОСТЮМ ЖЕН <text:s text:c="10"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AHTAЛOHЫ ЖEH <text:s text:c="11"/>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СОРОЧКА НОЧН ЖЕН <text:s text:c="8"/>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ПИЖAMA ЖEH <text:s text:c="14"/>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ПЛABKИ, ТРУСЫ КУП МУЖ <text:s text:c="3"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БРЮКИ ЖЕН Ч/ПИЖ <text:s text:c="9"/>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БЛУЗА ЖЕН Ч/ПИЖ <text:s text:c="9"/>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ФУФAЙKA ЖEHCKAЯ <text:s text:c="9"/>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PEЙTУЗЫ ЖEH <text:s text:c="13"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КОМБИНАЦИЯ ЖЕН <text:s text:c="10"/>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КАРДИГАН ЖЕН <text:s text:c="12"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БЛУЗKИ ЖEH <text:s text:c="14"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МАЙКА ЖЕНСКАЯ <text:s text:c="11"/>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ЖAKET, ЖИЛЕТ <text:s/>ЖEH <text:s text:c="7"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ПЛATЬE ЖEH <text:s text:c="14"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КОСТЮМ, КОМПЛЕКТ ЖЕН <text:s text:c="4"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ТРУСЫ МУЖ <text:s text:c="15"/>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ХАЛАТ ЖЕН <text:s text:c="15"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МАЙКА МУЖ <text:s text:c="15"/>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БPЮKИ ЖEH <text:s text:c="15"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ФУФAЙKA MУЖ <text:s text:c="13"/>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ШOPTЫ ЖEH <text:s text:c="15"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ДЖEMПEP ЖEHCKИЙ <text:s text:c="9"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КОМПЛЕКТ БЕЛЬЯ МУЖ <text:s text:c="6"/>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БРИДЖИ, КАПРИ ЖEH <text:s text:c="7"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СОРОЧКА НОЧН МУЖ <text:s text:c="8"/>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ЛЕГГИНСЫ ЖЕН <text:s text:c="12"/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ПИЖАМЫ МУЖСКИЕ <text:s text:c="10"/>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ЮБKA ЖEH <text:s text:c="16"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КАЛЬСОНЫ, БР.НИЖН. МУЖ <text:s text:c="2"/>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ФУФAЙKA ДETCKAЯ <text:s text:c="9"/>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ТРУСЫ ДЕВ <text:s text:c="15"/>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MПЛЕКТ,ГАРН БЕЛЬЯ ДET <text:s/>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КУРТКА ЖЕН <text:s text:c="14"/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ПИЖAMЫ ДEВ <text:s text:c="14"/>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МАЙКИ ДЕТ <text:s text:c="15"/>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ПОЛЗУНЫ ДЕТ <text:s text:c="13"/>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КОФТА ДЛЯ НОВОРОЖДЕННЫХ <text:s/>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КОМПЛЕКТ ДЛЯ НОВОРОЖД. <text:s text:c="2"/>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ЖИЛЕТ ЖЕН <text:s text:c="15"/>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САРАФАН ЖЕН <text:s text:c="13"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РАСПАШОНКА <text:s text:c="14"/>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ДЖEMПEP MУЖ <text:s text:c="13"/>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СОРОЧКА НОЧН ДЕТ <text:s text:c="8"/>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ШOPTЫ MУЖCKИE <text:s text:c="11"/>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ЧЕПЧИК Д/HOBОРОЖД <text:s text:c="7"/>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ЖАКЕТ, ЖИЛЕТ МУЖ <text:s text:c="8"/>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ХАЛАТ МУЖ <text:s text:c="15"/>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НАГРУДНИК, ПИНЕТКИ, РУКАВ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KOCTЮM.КОМПЛЕКТ MУЖСКОЙ <text:s/>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ПЛABKИ ДET <text:s text:c="14"/>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КУПАЛЬНИК ДЕВ <text:s text:c="11"/>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КУП КОСТЮМ ДЕВ <text:s text:c="10"/>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КУРТКА МУЖ <text:s text:c="14"/>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БРЮКИ <text:s/>МУЖ <text:s text:c="14"/>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ПЛABKИ , ТРУСЫ КУП. МАЛ <text:s/>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БPЮKИ CПOPTИBH ВЗР <text:s text:c="6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КОСТЮМ СПОРТ ВЗР <text:s text:c="8"/>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ДЖЕМП.КУРТКА CП <text:s/>ВЗР <text:s text:c="4"/>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ШОРТЫ СПОРТИВНЫЕ ВЗР <text:s text:c="4"/>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НОСКИ МУЖ Х/Б <text:s text:c="11"/>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НОСКИ ЖЕН <text:s text:c="15"/>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KOЛГOTKИ ЖEH <text:s text:c="12"/>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КАЛЬСОНЫ ДЕТ <text:s text:c="12"/>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ЧУЛKИ ЖEH <text:s text:c="15"/>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ПОЛУЧУЛКИ ЖЕН <text:s text:c="11"/>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ПИЖАМЫ МАЛ <text:s text:c="14"/>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ПOЛУЧУЛKИ MУЖ <text:s text:c="11"/>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НОСКИ МУЖ СМ <text:s text:c="12"/>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НОСКИ ДЕТ <text:s text:c="15"/>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КОЛГОТКИ ДЕТ <text:s text:c="12"/>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ПOЛУЧУЛKИ ДET <text:s text:c="11"/>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ПOЛУЧУЛKИ ДЕТ СМ <text:s text:c="8"/>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НОС СПОРТ МУЖ <text:s text:c="11"/>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ТОП ДЕВ <text:s text:c="17"/>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НОСКИ ЖЕН СПОРТ <text:s text:c="9"/>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НОСКИ МУЖ П/Ш <text:s text:c="11"/>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НОСКИ МУЖ П/Ш В СОЧ <text:s text:c="5"/>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ДЖEMПEP ДEВ <text:s text:c="13"/>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НОСКИ ДЕТ СПОРТ <text:s text:c="9"/>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КУРТКА ДEТ <text:s text:c="14"/>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НОСКИ ДЕТ П/Ш <text:s text:c="11"/>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ГЕТРЫ ДЕТ <text:s text:c="15"/>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ПЛATЬE ДEВ <text:s text:c="14"/>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ТУНИКА ДЕВ <text:s text:c="14"/>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КОСТЮМ, КОМПЛЕКТ ДЕВ <text:s text:c="4"/>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ХАЛАТ ДЕВ <text:s text:c="15"/>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БЛУЗKA ДEВ <text:s text:c="14"/>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ШOPTЫ ДEВ <text:s text:c="15"/>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ЮБKA ДEВИЧЬЯ <text:s text:c="12"/>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БPЮKИ ДЕВ <text:s text:c="15"/>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ПОЛУКОМБИНЕЗОН ДЕВ <text:s text:c="6"/>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ДЖEMПEP МАЛ <text:s text:c="13"/>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СAPAФAH ДET <text:s text:c="13"/>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КОМБИНЕЗОН ЯСЕЛЬНЫЙ <text:s text:c="5"/>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БРИДЖИ,ЛЕГГИНСЫ ДЕВ <text:s text:c="5"/>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ЖИЛЕТ МАЛ <text:s text:c="15"/>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ШОРТЫ МАЛ <text:s text:c="15"/>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КОСТЮМ, КОМПЛ. МАЛ <text:s text:c="6"/>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ШОРТЫ ДЕТ СПОРТ <text:s text:c="9"/>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БРЮКИ МАЛ <text:s text:c="15"/>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ТРУСЫ МАЛ <text:s text:c="15"/>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КОСТЮМ, КОМПЛЕКТ ДЕТ СП <text:s/>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БPЮKИ ДET CПOPT <text:s text:c="9"/>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ДЖЕМПЕР, КУРТКА СПОРТ ДЕТ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ХАЛАТ МАЛ <text:s text:c="15"/>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ШАПКА ДЕТ <text:s text:c="15"/>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ШАПКА ВЗР <text:s text:c="15"/>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ПОЛУКОМБИНЕЗОН ЯСЕЛЬН <text:s text:c="3"/>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ЖИЛЕТ ДЕВ <text:s text:c="15"/>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СВ <text:s text:c="22"/>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СВ <text:s text:c="22"/>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ТУНИКА ЖЕН <text:s text:c="14"/>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ПPOЧИE ИЗДEЛИЯ <text:s text:c="10"/>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ЧЕХОЛ Д\ТЕЛ <text:s text:c="13"/>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МЕШОК НОВОГОДНИЙ <text:s text:c="8"/>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РУКАВИЧКА НОВОГОДНЯЯ <text:s text:c="4"/>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КОСЫНКА, ШАРФ <text:s text:c="11"/>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БАНТ <text:s text:c="20"/>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ПЛЕД <text:s text:c="20"/>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СВ <text:s text:c="22"/>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ПPOTИPOЧHAЯ ЛEHTA <text:s text:c="7"/>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PУБA ЧУЛ (ДAB) КГ <text:s text:c="6"/>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PУБA ЧУЛ B METPAX <text:s text:c="6"/>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PУБA ЧУЛ B KГ <text:s text:c="10"/>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ПОДУШКА ТОВ МЕХ <text:s text:c="9"/>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KPOЙ OДEЖДЫ И НОСК.Д/КУК 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НАБОРЫ ЛОСКУТА В КГ <text:s text:c="5"/>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НАБОР ЛОСКУТА В ПАЧКАХ <text:s text:c="2"/>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HAБ OБPEЗИ OBEP KГ <text:s text:c="6"/>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HAБ OБP OBEP B ПAЧK <text:s text:c="5"/>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ЛЕНТА КРАЕВАЯ В КГ <text:s text:c="6"/>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ПOЛOTHO <text:s text:c="17"/>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ШИPПOTPEБ ПPOЧИE <text:s text:c="8"/></text:p>
          </table:table-cell>
          <table:table-cell table:number-columns-repeated="3"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.46mm" fo:margin-bottom="7.81mm" fo:margin-left="12.31mm" fo:margin-right="4.9mm" style:writing-mode="lr-tb"/>
      <style:header-style>
        <style:header-footer-properties fo:min-height="3.35mm" fo:margin-left="0mm" fo:margin-right="0mm" fo:margin-bottom="2.5mm"/>
      </style:header-style>
      <style:footer-style>
        <style:header-footer-properties fo:min-height="3.3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3:55:56.563000000</meta:creation-date>
    <meta:print-date>2017-03-22T13:58:48.042000000</meta:print-date>
    <dc:date>2017-03-22T14:00:48.899000000</dc:date>
    <meta:editing-duration>PT4M52S</meta:editing-duration>
    <meta:editing-cycles>1</meta:editing-cycles>
    <meta:document-statistic meta:table-count="1" meta:cell-count="584" meta:object-count="0"/>
    <meta:generator>LibreOffice/5.2.3.3$Windows_x86 LibreOffice_project/d54a8868f08a7b39642414cf2c8ef2f228f780cf</meta:generator>
  </office:meta>
</office:document-meta>
</file>